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apple-system" fo:font-size="7pt" fo:letter-spacing="normal" fo:font-style="normal" fo:font-weight="normal"/>
    </style:style>
    <style:style style:name="T2" style:family="text">
      <style:text-properties fo:font-variant="normal" fo:text-transform="none" style:font-name="apple-system" fo:font-size="7pt" fo:letter-spacing="normal" fo:font-style="normal" fo:font-weight="normal" fo:background-color="#ffffff" loext:char-shading-value="0" loext:padding="0cm" loext:border="none"/>
    </style:style>
    <style:style style:name="T3" style:family="text">
      <style:text-properties fo:font-variant="normal" fo:text-transform="none" fo:letter-spacing="normal" fo:background-color="#ffffff" loext:char-shading-value="0"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OKENIZAÇÃO EM INVESTIMENTOS IMOBILIÁRIOS</text:span><text:span text:style-name="T2"><text:line-break/><text:line-break/></text:span><text:span text:style-name="T1">Esse é um tema muito comum. O setor imobiliário é um setor muito atrativo para investimentos, no qual participam uma ampla gama de investidores.</text:span><text:span text:style-name="T3"> </text:span><text:span text:style-name="T2"><text:line-break/><text:line-break/></text:span><text:span text:style-name="T1">Um imóvel pode ser tokenizado?</text:span><text:span text:style-name="T2"><text:line-break/><text:line-break/></text:span><text:span text:style-name="T1">Para resolver essa questão, é necessário recorrer ao marco regulatório da jurisdição competente. Inicialmente, é viável tokenizá-lo, mas faz sentido fazê-lo?</text:span><text:span text:style-name="T2"><text:line-break/><text:line-break/></text:span><text:span text:style-name="T1">Se o bem imóvel estiver inscrito em cartórios com efeitos jurídicos, e não apenas para fins administrativos, a proteção conferida pelo registro é erga omnes e só pode ser alcançada precisamente pelo registro.</text:span><text:span text:style-name="T3"> </text:span><text:span text:style-name="T2"><text:line-break/><text:line-break/></text:span><text:span text:style-name="T1">A tokenização do ativo permite transferir a propriedade? Cada sistema jurídico estabelece os requisitos, mas naqueles que, tais como:</text:span><text:span text:style-name="T2"><text:line-break/></text:span><text:span text:style-name="T1">Na Espanha, aplicamos a teoria do título e do modo, a tokenização pode servir como uma alternativa para satisfazer o traditio, mais um modo de transmissão (lembre-se que, com o eIDAS2, os livros eletrônicos sob provedores de serviços confiáveis constituem evidência privilegiada).</text:span><text:span text:style-name="T3"> </text:span><text:span text:style-name="T2"><text:line-break/><text:line-break/></text:span><text:span text:style-name="T1">O problema é que, embora a tokenização permita a transferência de propriedade, ela não apresenta, por enquanto, efeitos erga omnes. Para isso, se for o caso, será necessário o registro no cartório, que por sua vez exige uma determinada forma de acesso (escritura pública). Faz sentido, nestas condições, tokenizar o imóvel?</text:span><text:span text:style-name="T2"><text:line-break/><text:line-break/></text:span><text:span text:style-name="T1">Como alternativa, devido às características do investimento, as sociedades de propósito específico (SPVs) são utilizadas para adquirir ativos imobiliários e tokenizar seu patrimônio ou dívida para dar acesso aos investidores.</text:span><text:span text:style-name="T3"> </text:span><text:span text:style-name="T2"><text:line-break/><text:line-break/></text:span><text:span text:style-name="T1">Os tokenhokders participam no SPV, cujos instrumentos financeiros emitidos são suscetíveis de ser negociados em mercados secundários, após a entrada em vigor e aplicação do Regulamento da UE 2022/858 -Regime-Piloto-. E essa tokenização possibilita aproveitar todas as vantagens que a tecnologia DLT, ativos digitais e contratos inteligentes permitem.</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24T08:19:58.013000000</meta:creation-date>
    <dc:date>2024-02-24T08:22:02.171000000</dc:date>
    <meta:editing-duration>PT2M4S</meta:editing-duration>
    <meta:editing-cycles>1</meta:editing-cycles>
    <meta:document-statistic meta:table-count="0" meta:image-count="0" meta:object-count="0" meta:page-count="1" meta:paragraph-count="1" meta:word-count="277" meta:character-count="1913" meta:non-whitespace-character-count="1624"/>
    <meta:generator>LibreOffice/7.3.2.2$Windows_X86_64 LibreOffice_project/49f2b1bff42cfccbd8f788c8dc32c1c309559be0</meta:generator>
  </office:meta>
</office:document-meta>
</file>